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style:snap-to-layout-grid="false"/>
      <style:text-properties fo:language="pl" fo:country="PL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12pt" style:font-size-asian="12pt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fo:font-size="12pt" style:font-size-asian="12pt"/>
    </style:style>
    <style:style style:name="P11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12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Header">
      <style:paragraph-properties fo:text-align="end" style:justify-single-word="false"/>
      <style:text-properties fo:language="pl" fo:country="PL"/>
    </style:style>
    <style:style style:name="P15" style:family="paragraph" style:parent-style-name="Header">
      <style:text-properties fo:font-size="14pt" fo:language="pl" fo:country="PL" style:font-size-asian="14pt"/>
    </style:style>
    <style:style style:name="P16" style:family="paragraph" style:parent-style-name="Header">
      <style:paragraph-properties fo:break-before="page"/>
      <style:text-properties fo:language="pl" fo:country="PL"/>
    </style:style>
    <style:style style:name="P17" style:family="paragraph" style:parent-style-name="Header">
      <style:paragraph-properties fo:text-align="justify" style:justify-single-word="false"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pl" fo:country="PL"/>
    </style:style>
    <style:style style:name="P18" style:family="paragraph" style:parent-style-name="Tabletext">
      <style:paragraph-properties fo:text-align="center" style:justify-single-word="false" style:snap-to-layout-grid="false"/>
      <style:text-properties fo:language="pl" fo:country="PL" fo:font-weight="bold" style:font-weight-asian="bold"/>
    </style:style>
    <style:style style:name="P19" style:family="paragraph" style:parent-style-name="Tabletext">
      <style:paragraph-properties style:snap-to-layout-grid="false"/>
      <style:text-properties fo:language="pl" fo:country="PL"/>
    </style:style>
    <style:style style:name="P20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2" style:family="paragraph" style:parent-style-name="Standard">
      <style:paragraph-properties fo:text-align="justify" style:justify-single-word="false" fo:orphans="2" fo:widows="2"/>
    </style:style>
    <style:style style:name="P23" style:family="paragraph" style:parent-style-name="Standard">
      <style:paragraph-properties fo:text-align="justify" style:justify-single-word="false" fo:orphans="2" fo:widows="2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justify" style:justify-single-word="false" fo:orphans="2" fo:widows="2"/>
      <style:text-properties fo:font-weight="normal" style:font-weight-asian="normal" style:font-weight-complex="normal"/>
    </style:style>
    <style:style style:name="P25" style:family="paragraph" style:parent-style-name="Header" style:master-page-name="Standard">
      <style:paragraph-properties fo:text-align="end" style:justify-single-word="false" style:page-number="auto"/>
      <style:text-properties fo:language="pl" fo:country="PL"/>
    </style:style>
    <style:style style:name="P26" style:family="paragraph" style:parent-style-name="Header" style:master-page-name="Konwertuj_20_1">
      <style:paragraph-properties style:page-number="auto"/>
      <style:text-properties fo:language="pl" fo:country="PL"/>
    </style:style>
    <style:style style:name="P27" style:family="paragraph" style:parent-style-name="Heading_20_1">
      <style:paragraph-properties fo:text-align="justify" style:justify-single-word="false"/>
      <style:text-properties fo:language="pl" fo:country="PL"/>
    </style:style>
    <style:style style:name="P28" style:family="paragraph" style:parent-style-name="Heading_20_1">
      <style:paragraph-properties fo:text-align="justify" style:justify-single-word="false"/>
    </style:style>
    <style:style style:name="P29" style:family="paragraph" style:parent-style-name="Heading_20_2">
      <style:paragraph-properties fo:text-align="justify" style:justify-single-word="false"/>
      <style:text-properties fo:language="pl" fo:country="PL"/>
    </style:style>
    <style:style style:name="P30" style:family="paragraph" style:parent-style-name="Heading_20_2">
      <style:paragraph-properties fo:text-align="justify" style:justify-single-word="false" fo:orphans="2" fo:widows="2"/>
    </style:style>
    <style:style style:name="P31" style:family="paragraph" style:parent-style-name="Heading_20_2">
      <style:paragraph-properties fo:text-align="justify" style:justify-single-word="false" fo:orphans="2" fo:widows="2"/>
      <style:text-properties fo:font-weight="bold" style:font-weight-asian="bold" style:font-weight-complex="bold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normal" style:font-weight-asian="normal" style:font-weight-complex="normal"/>
    </style:style>
    <style:style style:name="T3" style:family="text">
      <style:text-properties style:font-name="Symbol" fo:language="pl" fo:country="PL"/>
    </style:style>
    <style:style style:name="T4" style:family="text">
      <style:text-properties fo:font-size="14pt" fo:language="pl" fo:country="PL" style:font-size-asian="14pt"/>
    </style:style>
    <style:style style:name="T5" style:family="text">
      <style:text-properties fo:font-size="14pt" fo:language="pl" fo:country="PL" style:font-name-asian="Arial" style:font-size-asian="14pt"/>
    </style:style>
    <style:style style:name="T6" style:family="text">
      <style:text-properties style:font-name-asian="Arial"/>
    </style:style>
    <style:style style:name="T7" style:family="text">
      <style:text-properties fo:font-weight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ogalik</text:p>
      <text:p text:style-name="P14">Instrukcja Obslugi</text:p>
      <text:p text:style-name="P14"/>
      <text:p text:style-name="P13"><text:span text:style-name="T4">Wersja</text:span><text:span text:style-name="T5"> 0</text:span><text:span text:style-name="T4">.1</text:span></text:p>
      <text:p text:style-name="P15"/>
      <text:p text:style-name="Standard"/>
      <text:p text:style-name="P26">Historia<text:span text:style-name="T6"> </text:span>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8">Data</text:p>
          </table:table-cell>
          <table:table-cell table:style-name="Tabela1.A1" office:value-type="string">
            <text:p text:style-name="P18">Wersja</text:p>
          </table:table-cell>
          <table:table-cell table:style-name="Tabela1.A1" office:value-type="string">
            <text:p text:style-name="P18">Opis</text:p>
          </table:table-cell>
          <table:table-cell table:style-name="Tabela1.D1" office:value-type="string">
            <text:p text:style-name="P18">Autor</text:p>
          </table:table-cell>
        </table:table-row>
        <table:table-row table:style-name="Tabela1.1">
          <table:table-cell table:style-name="Tabela1.A1" office:value-type="string">
            <text:p text:style-name="P3">02/10/2012</text:p>
          </table:table-cell>
          <table:table-cell table:style-name="Tabela1.A1" office:value-type="string">
            <text:p text:style-name="P19">0.1</text:p>
          </table:table-cell>
          <table:table-cell table:style-name="Tabela1.A1" office:value-type="string">
            <text:p text:style-name="P19">Utworzenie <text:s/>dokumentu</text:p>
          </table:table-cell>
          <table:table-cell table:style-name="Tabela1.D1" office:value-type="string">
            <text:p text:style-name="P19">Sylwester Tomaszewski</text:p>
          </table:table-cell>
        </table:table-row>
        <table:table-row table:style-name="Tabela1.1"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D1" office:value-type="string">
            <text:p text:style-name="P19"/>
          </table:table-cell>
        </table:table-row>
        <table:table-row table:style-name="Tabela1.1"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D1" office:value-type="string">
            <text:p text:style-name="P19"/>
          </table:table-cell>
        </table:table-row>
        <table:table-row table:style-name="Tabela1.1"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D1" office:value-type="string">
            <text:p text:style-name="P19"/>
          </table:table-cell>
        </table:table-row>
      </table:table>
      <text:p text:style-name="P2"/>
      <text:p text:style-name="P16">Spis<text:span text:style-name="T6"> </text:span>treści</text:p>
      <text:table-of-content text:style-name="Sect1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1">1. Wprowadzenie<text:tab/>4</text:p>
          <text:p text:style-name="P20">1.1 Cel<text:tab/>4</text:p>
          <text:p text:style-name="P20">1.2 Zakres<text:tab/>4</text:p>
          <text:p text:style-name="P20">1.3 Pojęcia<text:tab/>4</text:p>
          <text:p text:style-name="P20">1.4 Odniesienia<text:tab/>4</text:p>
          <text:p text:style-name="P21">2. Wstępne rozpoznanie wymagań<text:tab/>4</text:p>
          <text:p text:style-name="P20">2.1 Cel tworzenia systemu<text:tab/>4</text:p>
          <text:p text:style-name="P20">2.2 Określenie wymagań<text:tab/>4</text:p>
          <text:p text:style-name="P20">2.3 Zakres działania systemu<text:tab/>4</text:p>
          <text:p text:style-name="P20">2.4 Przewidywalne mierzalne i niemierzalne korzyści płynące z wdrożenia systemu<text:tab/>4</text:p>
        </text:index-body>
      </text:table-of-content>
      <text:p text:style-name="P17">Instrukcja Obsługi</text:p>
      <text:h text:style-name="P27" text:outline-level="1">Wprowadzenie</text:h>
      <text:h text:style-name="P29" text:outline-level="2">Cel</text:h>
      <text:p text:style-name="P4">Celem instrukcji obsługi jest wyjaśnienie użytkownikowi opcji dostepnych w grze a także kwestja jej obslugi.</text:p>
      <text:h text:style-name="P29" text:outline-level="2">Zakres</text:h>
      <text:p text:style-name="P4">Instrukcja ta dotyczy gry RPG na zaliczenie przedmiotu Inżynieria Oprogramowania.</text:p>
      <text:h text:style-name="P29" text:outline-level="2">Pojęcia</text:h>
      <text:p text:style-name="P4">Pojęcia zawarte w Wizji wyjaśnione są w Słowniku.</text:p>
      <text:h text:style-name="P29" text:outline-level="2">Odniesienia</text:h>
      <text:p text:style-name="P4">Słownik, zawarty w pliku 03_slownik.pdf</text:p>
      <text:h text:style-name="P28" text:outline-level="1"><text:span text:style-name="T1">Klawiszologia</text:span></text:h>
      <text:h text:style-name="P30" text:outline-level="2"><text:span text:style-name="T1">Główne menu</text:span></text:h>
      <text:p text:style-name="P22"><text:span text:style-name="T1">Po uruchomieniu gry mamy do wyboru parę opcji , opis klawiszy poniżej:</text:span></text:p>
      <text:p text:style-name="P22"><text:span text:style-name="T1"/></text:p>
      <text:p text:style-name="P23"><text:span text:style-name="T1">N - </text:span><text:span text:style-name="T2"><text:s/>klawisz rozpoczynajacy nowa gre</text:span></text:p>
      <text:p text:style-name="P23"><text:span text:style-name="T1">W- </text:span><text:span text:style-name="T2"><text:s/>klawisz przenoszacy nas do widoku wczytywania gry</text:span></text:p>
      <text:p text:style-name="P23"><text:span text:style-name="T1">O- </text:span><text:span text:style-name="T2">klawisz otwierajacy widok opcji</text:span></text:p>
      <text:p text:style-name="P23"><text:span text:style-name="T1">E-</text:span><text:span text:style-name="T2"> wyjscie z gry </text:span></text:p>
      <text:p text:style-name="P23"><text:span text:style-name="T1">ESC - </text:span><text:span text:style-name="T2"><text:s/>wyjscie z gry</text:span></text:p>
      <text:p text:style-name="P23"><text:span text:style-name="T2"/></text:p>
      <text:p text:style-name="P23"><text:span text:style-name="T2">Istnieje również możliwość poruszania się po menu :</text:span></text:p>
      <text:p text:style-name="P23"><text:span text:style-name="T2"/></text:p>
      <text:p text:style-name="P23"><text:span text:style-name="T1">strzałka góra / dół – </text:span><text:span text:style-name="T2">poruszanie się po menu</text:span></text:p>
      <text:p text:style-name="P23"><text:span text:style-name="T1">spacja – </text:span><text:span text:style-name="T2">zatwierdzenei zaznaczonej opcji</text:span></text:p>
      <text:p text:style-name="P23"><text:span text:style-name="T2"/></text:p>
      <text:h text:style-name="P31" text:outline-level="2"><text:span text:style-name="T1">Gra</text:span></text:h>
      <text:p text:style-name="P24"><text:span text:style-name="T1">Po rozpoczęciu gry poruszamy się nastepujacymi klawiszami :</text:span></text:p>
      <text:p text:style-name="P24"><text:span text:style-name="T1"/></text:p>
      <text:p text:style-name="P23"><text:span text:style-name="T1">strzałka góra <text:s/>- </text:span><text:span text:style-name="T2">góra</text:span></text:p>
      <text:p text:style-name="P23"><text:span text:style-name="T1">strzałka dół – </text:span><text:span text:style-name="T2">dół</text:span></text:p>
      <text:p text:style-name="P23"><text:span text:style-name="T1">strzałka prawo <text:s/>-</text:span><text:span text:style-name="T2"> prawo</text:span></text:p>
      <text:p text:style-name="P23"><text:span text:style-name="T1">strzałka lewo – </text:span><text:span text:style-name="T2">lewo</text:span></text:p>
      <text:p text:style-name="P23"><text:span text:style-name="T1">spacja – </text:span><text:span text:style-name="T2"><text:s/>wykonanie akcji ( np. atak)</text:span></text:p>
      <text:p text:style-name="P23"><text:span text:style-name="T2"/></text:p>
      <text:p text:style-name="P23"><text:span text:style-name="T2">Istnieja również kombinacje przyciskow np. </text:span><text:span text:style-name="T1">strzałka dół+prawo –</text:span><text:span text:style-name="T2"> przesuwamy się w prawy dolny róg po skosie.</text:span></text:p>
      <text:p text:style-name="P23"><text:span text:style-name="T2">Opis klawiszy akcji</text:span></text:p>
      <text:p text:style-name="P23"><text:span text:style-name="T2"/></text:p>
      <text:p text:style-name="P23"><text:span text:style-name="T1">A – </text:span><text:span text:style-name="T2">widok statystyk/atrybutow/doswiadczenia</text:span></text:p>
      <text:p text:style-name="P23"><text:span text:style-name="T1">I- </text:span><text:span text:style-name="T2">widok inventory/ekwipunku </text:span></text:p>
      <text:p text:style-name="P23"><text:span text:style-name="T1">ESC – </text:span><text:span text:style-name="T2">menu gry</text:span></text:p>
      <text:p text:style-name="P23"><text:span text:style-name="T2"/></text:p>
      <text:p text:style-name="P23"><text:span text:style-name="T2">Opis klawiszy menu w grze:</text:span></text:p>
      <text:p text:style-name="P23"><text:span text:style-name="T2"/></text:p>
      <text:p text:style-name="P23"><text:span text:style-name="T1">strzałka góra / dół – </text:span><text:span text:style-name="T2">poruszanie się po menu</text:span></text:p>
      <text:p text:style-name="P23"><text:span text:style-name="T2">spacja – zatwierdzenei zaznaczonej opcji </text:span></text:p>
      <text:p text:style-name="P23"><text:span text:style-name="T1">ESC - </text:span><text:span text:style-name="T2"><text:s/>powrót do gry</text:span></text:p>
      <text:p text:style-name="P23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Standard" style:class="extra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style:language-asian="zxx" style:country-asian="none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26cm solid #000000" fo:keep-with-next="always"/>
      <style:text-properties style:font-name="Helvetica" fo:font-size="8pt" style:font-size-asian="8pt" style:font-name-complex="Helvetica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00ff" fo:font-style="italic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fo:line-height="115%" fo:keep-together="always" fo:orphans="2" fo:widows="2" fo:text-indent="0cm" style:auto-text-indent="false"/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line-height="100%" fo:text-align="start" style:justify-single-word="false" style:text-autospace="none" style:writing-mode="page"/>
      <style:text-properties fo:color="#000000" style:font-name="Arial1" fo:font-size="12pt" style:font-name-asian="Arial1" style:font-size-asian="12pt" style:font-name-complex="Arial1" style:font-size-complex="12pt" style:language-complex="hi" style:country-complex="IN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  <style:text-properties fo:language="pl" fo:country="PL"/>
    </style:style>
    <style:style style:name="M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style:snap-to-layout-grid="false"/>
    </style:style>
    <style:style style:name="MP8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MP9" style:family="paragraph" style:parent-style-name="Standard">
      <style:paragraph-properties fo:text-align="center" style:justify-single-word="false" style:snap-to-layout-grid="false"/>
    </style:style>
    <style:style style:name="MP10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language="pl" fo:country="PL"/>
    </style:style>
    <style:style style:name="MT2" style:family="text">
      <style:text-properties style:font-name="Symbol"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3">Sylwester Tomaszewski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Pierwsza_20_konwersja_20_1" style:display-name="Pierwsza konwersja 1" style:page-layout-name="Mpm2" style:next-style-name="Konwertuj_20_1">
      <style:header>
        <text:p text:style-name="Header"/>
      </style:header>
      <style:footer>
        <text:p text:style-name="Footer"/>
      </style:footer>
    </style:master-page>
    <style:master-page style:name="Konwertuj_20_1" style:display-name="Konwertuj 1" style:page-layout-name="Mpm3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5">Rogalik</text:p>
            </table:table-cell>
            <table:table-cell table:style-name="Tabela3.B1" office:value-type="string">
              <text:p text:style-name="MP6"><text:s text:c="2"/><text:span text:style-name="MT1">Wersja</text:span>: <text:s text:c="10"/>0.1</text:p>
            </table:table-cell>
          </table:table-row>
          <table:table-row table:style-name="Tabela3.1">
            <table:table-cell table:style-name="Tabela3.A1" office:value-type="string">
              <text:p text:style-name="MP5">Wizja</text:p>
            </table:table-cell>
            <table:table-cell table:style-name="Tabela3.B1" office:value-type="string">
              <text:p text:style-name="MP7"><text:s text:c="2"/>Data: <text:s/>05.01.2012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8">Poufne</text:p>
            </table:table-cell>
            <table:table-cell table:style-name="Tabela2.A1" office:value-type="string">
              <text:p text:style-name="MP9"><text:span text:style-name="MT2"></text:span><text:span text:style-name="MT1"><text:date style:data-style-name="N107" text:date-value="2013-01-05T17:50:44.91">2013</text:date></text:span></text:p>
            </table:table-cell>
            <table:table-cell table:style-name="Tabela2.A1" office:value-type="string">
              <text:p text:style-name="MP10"><text:span text:style-name="MT1">Strona</text:span><text:span text:style-name="MT1"> </text:span><text:span text:style-name="Page_20_Number"><text:span text:style-name="MT1"><text:page-number text:select-page="current">5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Wizja</dc:title>
    <dc:subject>&lt;Nazwa projektu&gt;</dc:subject>
    <meta:creation-date>2012-10-02T11:25:38.67</meta:creation-date>
    <dc:date>2013-01-05T17:50:44.83</dc:date>
    <meta:print-date>2009-12-03T23:43:00</meta:print-date>
    <meta:editing-cycles>21</meta:editing-cycles>
    <meta:editing-duration>PT9H51M</meta:editing-duration>
    <meta:generator>OpenOffice.org/3.3$Win32 OpenOffice.org_project/330m20$Build-9567</meta:generator>
    <meta:document-statistic meta:table-count="3" meta:image-count="0" meta:object-count="0" meta:page-count="5" meta:paragraph-count="71" meta:word-count="287" meta:character-count="1798"/>
    <meta:user-defined meta:name="Informacja 1"/>
    <meta:user-defined meta:name="Informacja 2"/>
    <meta:user-defined meta:name="Informacja 3"/>
    <meta:user-defined meta:name="Informacja 4"/>
  </office:meta>
</office:document-meta>
</file>